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6680*"/>
    </style:style>
    <style:style style:name="Table2.B" style:family="table-column">
      <style:table-column-properties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пции меню Правка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3">Вырезать</text:p>
                </table:table-cell>
                <table:table-cell table:style-name="Table2.B2" office:value-type="string">
                  <text:p text:style-name="Text_20_body">Удаление выделенных объектов в буфер обмена.</text:p>
                </table:table-cell>
              </table:table-row>
              <table:table-row>
                <table:table-cell table:style-name="Table2.A2" office:value-type="string">
                  <text:p text:style-name="P3">Копировать</text:p>
                </table:table-cell>
                <table:table-cell table:style-name="Table2.B2" office:value-type="string">
                  <text:p text:style-name="P1">Копирование образов выделенных объектов в буфер обмена.</text:p>
                </table:table-cell>
              </table:table-row>
              <table:table-row>
                <table:table-cell table:style-name="Table2.A2" office:value-type="string">
                  <text:p text:style-name="P2">Вставить</text:p>
                </table:table-cell>
                <table:table-cell table:style-name="Table2.B2" office:value-type="string">
                  <text:p text:style-name="P1">Вставка объектов из буфера обмена в окно <text:span text:style-name="T1">Графический редактор.</text:span></text:p>
                </table:table-cell>
              </table:table-row>
              <table:table-row>
                <table:table-cell table:style-name="Table2.A2" office:value-type="string">
                  <text:p text:style-name="P2">Удалить</text:p>
                </table:table-cell>
                <table:table-cell table:style-name="Table2.B2" office:value-type="string">
                  <text:p text:style-name="P1">Удаление выделенных объектов.</text:p>
                </table:table-cell>
              </table:table-row>
              <table:table-row>
                <table:table-cell table:style-name="Table2.A2" office:value-type="string">
                  <text:p text:style-name="P2">Отмена</text:p>
                </table:table-cell>
                <table:table-cell table:style-name="Table2.B2" office:value-type="string">
                  <text:p text:style-name="P1">Отмена выполненного действия.</text:p>
                </table:table-cell>
              </table:table-row>
              <table:table-row>
                <table:table-cell table:style-name="Table2.A2" office:value-type="string">
                  <text:p text:style-name="P2">Возврат отмены</text:p>
                </table:table-cell>
                <table:table-cell table:style-name="Table2.B2" office:value-type="string">
                  <text:p text:style-name="P1">Выполнение отменённого действия.</text:p>
                </table:table-cell>
              </table:table-row>
              <table:table-row>
                <table:table-cell table:style-name="Table2.A2" office:value-type="string">
                  <text:p text:style-name="P2">Включить объекты</text:p>
                </table:table-cell>
                <table:table-cell table:style-name="Table2.B2" office:value-type="string">
                  <text:p text:style-name="P1">Включить выделенные на схеме объекты в расчетную схему.</text:p>
                </table:table-cell>
              </table:table-row>
              <table:table-row>
                <table:table-cell table:style-name="Table2.A2" office:value-type="string">
                  <text:p text:style-name="P2">Исключить объекты</text:p>
                </table:table-cell>
                <table:table-cell table:style-name="Table2.B2" office:value-type="string">
                  <text:p text:style-name="P1">Исключить выделенные на схеме объекты из расчетной схемы.</text:p>
                </table:table-cell>
              </table:table-row>
              <table:table-row>
                <table:table-cell table:style-name="Table2.A2" office:value-type="string">
                  <text:p text:style-name="P2">Снять выделение</text:p>
                </table:table-cell>
                <table:table-cell table:style-name="Table2.B2" office:value-type="string">
                  <text:p text:style-name="P1">Снять выделение со всех объектов, находящихся в окне <text:span text:style-name="T1">Графический редактор.</text:span></text:p>
                </table:table-cell>
              </table:table-row>
              <table:table-row>
                <table:table-cell table:style-name="Table2.A2" office:value-type="string">
                  <text:p text:style-name="P2">Выделить все</text:p>
                </table:table-cell>
                <table:table-cell table:style-name="Table2.B2" office:value-type="string">
                  <text:p text:style-name="P1">Выделение всех объектов в окне <text:span text:style-name="T1">Графический редактор.</text:span></text:p>
                </table:table-cell>
              </table:table-row>
              <table:table-row>
                <table:table-cell table:style-name="Table2.A2" office:value-type="string">
                  <text:p text:style-name="P2">Выделить по имени...</text:p>
                </table:table-cell>
                <table:table-cell table:style-name="Table2.B2" office:value-type="string">
                  <text:p text:style-name="P1">Выделение примитивов по выбранному имени.</text:p>
                </table:table-cell>
              </table:table-row>
              <table:table-row>
                <table:table-cell table:style-name="Table2.A2" office:value-type="string">
                  <text:p text:style-name="P2">Выделить по типу...</text:p>
                </table:table-cell>
                <table:table-cell table:style-name="Table2.B2" office:value-type="string">
                  <text:p text:style-name="P1">Выделение примитивов заданного типа.</text:p>
                </table:table-cell>
              </table:table-row>
              <table:table-row>
                <table:table-cell table:style-name="Table2.A2" office:value-type="string">
                  <text:p text:style-name="P2">Переименовать объекты...</text:p>
                </table:table-cell>
                <table:table-cell table:style-name="Table2.B2" office:value-type="string">
                  <text:p text:style-name="P1">Переименование 1 или нескольких объектов схемы (блоков) по какому-либо шаблону.</text:p>
                </table:table-cell>
              </table:table-row>
              <table:table-row>
                <table:table-cell table:style-name="Table2.A2" office:value-type="string">
                  <text:p text:style-name="P2">Повернуть</text:p>
                </table:table-cell>
                <table:table-cell table:style-name="Table2.B2" office:value-type="string">
                  <text:p text:style-name="P1">Поворот выделенных объектов (для поворота необходимо выделить нужные объекты, затем выбрать данный пункт меню и далее указать «мышью» центр и вторую точку вектора поворота).</text:p>
                </table:table-cell>
              </table:table-row>
              <table:table-row>
                <table:table-cell table:style-name="Table2.A2" office:value-type="string">
                  <text:p text:style-name="P2">Переместить</text:p>
                </table:table-cell>
                <table:table-cell table:style-name="Table2.B2" office:value-type="string">
                  <text:p text:style-name="P1">Перемещение выделенных объектов (сначала необходимо выделить нужные объекты, затем выбрать данный пункт меню и далее указать начальную и конечную точки вектора смещения).</text:p>
                </table:table-cell>
              </table:table-row>
              <table:table-row>
                <table:table-cell table:style-name="Table2.A2" office:value-type="string">
                  <text:p text:style-name="P2">Масштабировать</text:p>
                </table:table-cell>
                <table:table-cell table:style-name="Table2.B2" office:value-type="string">
                  <text:p text:style-name="P1">Пропорциональное изменение размеров выделенных объектов (ля масштабирования необходимо выделить нужные объекты, затем выбрать данный пункт меню и далее указать «мышью» центр масштабирования и вторую точку).</text:p>
                </table:table-cell>
              </table:table-row>
              <table:table-row>
                <table:table-cell table:style-name="Table2.A2" office:value-type="string">
                  <text:p text:style-name="P2">Масштабировать с коэффициентом...</text:p>
                </table:table-cell>
                <table:table-cell table:style-name="Table2.B2" office:value-type="string">
                  <text:p text:style-name="P1">Пропорциональное изменение размеров выделенных объектов с заданным коэффициентом масштабирования.</text:p>
                </table:table-cell>
              </table:table-row>
              <table:table-row>
                <table:table-cell table:style-name="Table2.A2" office:value-type="string">
                  <text:p text:style-name="P2">Растянуть-сжать</text:p>
                </table:table-cell>
                <table:table-cell table:style-name="Table2.B2" office:value-type="string">
                  <text:p text:style-name="P1">Непропорциональное изменение размеров выделенных объектов (последовательность действий аналогична предыдущей команде).</text:p>
                </table:table-cell>
              </table:table-row>
              <table:table-row>
                <table:table-cell table:style-name="Table2.A2" office:value-type="string">
                  <text:p text:style-name="P2">Зеркальное отражение</text:p>
                </table:table-cell>
                <table:table-cell table:style-name="Table2.B2" office:value-type="string">
                  <text:p text:style-name="P1">Зеркальное отражение графического образа блока относительно указанной оси.</text:p>
                </table:table-cell>
              </table:table-row>
              <table:table-row>
                <table:table-cell table:style-name="Table2.A2" office:value-type="string">
                  <text:p text:style-name="P2">Выровнять по сетке</text:p>
                </table:table-cell>
                <table:table-cell table:style-name="Table2.B2" office:value-type="string">
                  <text:p text:style-name="P1">Выравнивание выделенных объектов по узлам сетки.</text:p>
                </table:table-cell>
              </table:table-row>
              <table:table-row>
                <table:table-cell table:style-name="Table2.A2" office:value-type="string">
                  <text:p text:style-name="P2">Выдвинуть вперед</text:p>
                </table:table-cell>
                <table:table-cell table:style-name="Table2.B2" office:value-type="string">
                  <text:p text:style-name="P1">Перемещение выделенного объекта в конец списка объектов (объект будет перерисован поверх всех остальных).</text:p>
                </table:table-cell>
              </table:table-row>
              <table:table-row>
                <table:table-cell table:style-name="Table2.A2" office:value-type="string">
                  <text:p text:style-name="P2">Поместить назад</text:p>
                </table:table-cell>
                <table:table-cell table:style-name="Table2.B2" office:value-type="string">
                  <text:p text:style-name="P1">Перемещение выделенного объекта в начало списка объектов (объект будет перерисован позади всех остальных).</text:p>
                </table:table-cell>
              </table:table-row>
              <table:table-row>
                <table:table-cell table:style-name="Table2.A2" office:value-type="string">
                  <text:p text:style-name="P2">Собрать в группу</text:p>
                </table:table-cell>
                <table:table-cell table:style-name="Table2.B2" office:value-type="string">
                  <text:p text:style-name="P1">Создание из выделенных примитивов группы (для объединения примитивов в группу необходимо предварительно их выделить).</text:p>
                </table:table-cell>
              </table:table-row>
              <table:table-row>
                <table:table-cell table:style-name="Table2.A2" office:value-type="string">
                  <text:p text:style-name="P2">Собрать в блок</text:p>
                </table:table-cell>
                <table:table-cell table:style-name="Table2.B2" office:value-type="string">
                  <text:p text:style-name="P1">Создание экземпляра «стандартного блока», для которого в качестве графического образа используются <text:s/>выделенные на схеме графические примитивы.</text:p>
                </table:table-cell>
              </table:table-row>
              <table:table-row>
                <table:table-cell table:style-name="Table2.A2" office:value-type="string">
                  <text:p text:style-name="P2">Разобрать</text:p>
                </table:table-cell>
                <table:table-cell table:style-name="Table2.B2" office:value-type="string">
                  <text:p text:style-name="P1">Разрушение выделенной группы (для выполнения данного действия группу необходимо выделить).</text:p>
                </table:table-cell>
              </table:table-row>
              <table:table-row>
                <table:table-cell table:style-name="Table2.A2" office:value-type="string">
                  <text:p text:style-name="P2">Свойства...</text:p>
                </table:table-cell>
                <table:table-cell table:style-name="Table2.B2" office:value-type="string">
                  <text:p text:style-name="P1">Изменение свойств выделенного объекта или общих свойств (по типу и названию) нескольких выделенных объектов.</text:p>
                </table:table-cell>
              </table:table-row>
              <table:table-row>
                <table:table-cell table:style-name="Table2.A2" office:value-type="string">
                  <text:p text:style-name="P2">Изменить блок...</text:p>
                </table:table-cell>
                <table:table-cell table:style-name="Table2.B2" office:value-type="string">
                  <text:p text:style-name="P1">Изменение описание типа выделенного объекта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авка</dc:title>
    <dc:date>2012-01-22T21:38:48.45</dc:date>
    <meta:generator>OpenOffice_Beta/4.1.0$Win32 OpenOffice.org_project/410m14$Build-9760</meta:generator>
    <meta:editing-duration>PT9H22M49S</meta:editing-duration>
    <meta:editing-cycles>124</meta:editing-cycles>
    <dc:creator>Александр </dc:creator>
    <meta:document-statistic meta:table-count="2" meta:image-count="0" meta:object-count="0" meta:page-count="1" meta:paragraph-count="57" meta:word-count="326" meta:character-count="2666"/>
    <meta:user-defined meta:name="Поле 1"/>
    <meta:user-defined meta:name="Поле 2"/>
    <meta:user-defined meta:name="Поле 3"/>
    <meta:user-defined meta:name="Поле 4"/>
  </office:meta>
</office:document-meta>
</file>